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ERPLEXITY (13:1-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PERPLEXITY (13:1-2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"How long will you forget me?" (13:1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"How long will you look the other way?" (13: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"How long must I struggle with anguish in my soul?" (13: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"How long will my enemy have the upper hand?" (13:2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13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DAVID'S PERPLEXITY (13:1-2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DAVID'S PETITION (13:3-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PETITION (13:3-4):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Restore me (13:3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o not let my enemies gloat over me (13:4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3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DAVID'S PERPLEXITY (13:1-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VID'S PETITION (13:3-4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PRAISE (13:5-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 </dc:title>
    <meta:initial-creator>David STRICKLAND</meta:initial-creator>
    <dc:creator>David STRICKLAND</dc:creator>
    <meta:creation-date>2020-02-22T17:37:34Z</meta:creation-date>
    <dc:date>2020-02-22T17:37:34Z</dc:date>
    <meta:template xlink:href="BibleStudy" xlink:type="simple"/>
    <meta:editing-cycles>1</meta:editing-cycles>
    <meta:editing-duration>PT0S</meta:editing-duration>
    <meta:document-statistic meta:paragraph-count="17" meta:word-count="121"/>
  </office:meta>
</office:document-meta>
</file>